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.21751" calcext:value-type="float">
            <text:p>1.21751</text:p>
          </table:table-cell>
          <table:table-cell/>
        </table:table-row>
        <table:table-row table:style-name="ro1">
          <table:table-cell office:value-type="float" office:value="1.21606" calcext:value-type="float">
            <text:p>1.21606</text:p>
          </table:table-cell>
          <table:table-cell/>
        </table:table-row>
        <table:table-row table:style-name="ro1">
          <table:table-cell office:value-type="float" office:value="1.20385" calcext:value-type="float">
            <text:p>1.20385</text:p>
          </table:table-cell>
          <table:table-cell/>
        </table:table-row>
        <table:table-row table:style-name="ro1">
          <table:table-cell office:value-type="float" office:value="1.20965" calcext:value-type="float">
            <text:p>1.20965</text:p>
          </table:table-cell>
          <table:table-cell/>
        </table:table-row>
        <table:table-row table:style-name="ro1">
          <table:table-cell office:value-type="float" office:value="1.20488" calcext:value-type="float">
            <text:p>1.20488</text:p>
          </table:table-cell>
          <table:table-cell/>
        </table:table-row>
        <table:table-row table:style-name="ro1">
          <table:table-cell office:value-type="float" office:value="1.20913" calcext:value-type="float">
            <text:p>1.20913</text:p>
          </table:table-cell>
          <table:table-cell/>
        </table:table-row>
        <table:table-row table:style-name="ro1">
          <table:table-cell office:value-type="float" office:value="1.23123" calcext:value-type="float">
            <text:p>1.23123</text:p>
          </table:table-cell>
          <table:table-cell/>
        </table:table-row>
        <table:table-row table:style-name="ro1">
          <table:table-cell office:value-type="float" office:value="1.21843" calcext:value-type="float">
            <text:p>1.21843</text:p>
          </table:table-cell>
          <table:table-cell/>
        </table:table-row>
        <table:table-row table:style-name="ro1">
          <table:table-cell office:value-type="float" office:value="1.21904" calcext:value-type="float">
            <text:p>1.21904</text:p>
          </table:table-cell>
          <table:table-cell/>
        </table:table-row>
        <table:table-row table:style-name="ro1">
          <table:table-cell office:value-type="float" office:value="1.21629" calcext:value-type="float">
            <text:p>1.21629</text:p>
          </table:table-cell>
          <table:table-cell/>
        </table:table-row>
        <table:table-row table:style-name="ro1">
          <table:table-cell table:formula="of:=AVERAGE([.A1:.A10])" office:value-type="float" office:value="1.214607" calcext:value-type="float">
            <text:p>1.214607</text:p>
          </table:table-cell>
          <table:table-cell table:formula="of:=STDEV([.A1:.A10])" office:value-type="float" office:value="0.00808880577643506" calcext:value-type="float">
            <text:p>0.008088805776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7:57:55.964709678</meta:creation-date>
    <dc:date>2019-12-13T18:05:35.282255914</dc:date>
    <meta:editing-duration>PT7M44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